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925in" table:align="left"/>
    </style:style>
    <style:style style:name="Table4.A" style:family="table-column">
      <style:table-column-properties style:column-width="0.7347in"/>
    </style:style>
    <style:style style:name="Table4.B" style:family="table-column">
      <style:table-column-properties style:column-width="6.1903in"/>
    </style:style>
    <style:style style:name="Table4.A1" style:family="table-cell">
      <style:table-cell-properties style:vertical-align="middle" fo:padding="0.0194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Preformatted_20_Text">
      <style:text-properties officeooo:rsid="000d566e" officeooo:paragraph-rsid="000d566e"/>
    </style:style>
    <style:style style:name="P2" style:family="paragraph" style:parent-style-name="Preformatted_20_Text">
      <style:text-properties style:font-name="Liberation Mono" fo:font-size="10pt" fo:font-weight="bold" officeooo:rsid="000d566e" officeooo:paragraph-rsid="000d566e" style:font-name-asian="Droid Sans Fallback1" style:font-size-asian="10pt" style:font-weight-asian="bold" style:font-name-complex="Liberation Mono" style:font-size-complex="10pt" style:font-weight-complex="bold"/>
    </style:style>
    <style:style style:name="P3" style:family="paragraph" style:parent-style-name="Preformatted_20_Text">
      <style:text-properties fo:font-weight="bold" officeooo:rsid="000d566e" officeooo:paragraph-rsid="000d566e" style:font-weight-asian="bold" style:font-weight-complex="bold"/>
    </style:style>
    <style:style style:name="P4" style:family="paragraph" style:parent-style-name="Table_20_Contents">
      <style:paragraph-properties fo:margin-top="0in" fo:margin-bottom="0.1965in" style:contextual-spacing="false"/>
    </style:style>
    <style:style style:name="P5" style:family="paragraph" style:parent-style-name="Table_20_Contents">
      <style:paragraph-properties fo:margin-top="0in" fo:margin-bottom="0.1965in" style:contextual-spacing="false"/>
      <style:text-properties officeooo:rsid="000d566e" officeooo:paragraph-rsid="000d566e"/>
    </style:style>
    <style:style style:name="P6" style:family="paragraph" style:parent-style-name="Preformatted_20_Text">
      <style:text-properties officeooo:rsid="000d566e" officeooo:paragraph-rsid="000d566e"/>
    </style:style>
    <style:style style:name="P7" style:family="paragraph" style:parent-style-name="Preformatted_20_Text">
      <style:text-properties officeooo:rsid="000ed02c" officeooo:paragraph-rsid="000ed02c"/>
    </style:style>
    <style:style style:name="P8" style:family="paragraph" style:parent-style-name="Preformatted_20_Text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ed02c" officeooo:paragraph-rsid="000ed02c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officeooo:rsid="00122000" officeooo:paragraph-rsid="00122000"/>
    </style:style>
    <style:style style:name="P10" style:family="paragraph" style:parent-style-name="Table_20_Contents">
      <style:text-properties style:font-name="Liberation Mono" fo:font-size="10pt" officeooo:rsid="000ed02c" officeooo:paragraph-rsid="000ed02c" style:font-name-asian="Droid Sans Fallback1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10b13b" officeooo:paragraph-rsid="0010b13b" style:font-name-asian="Droid Sans Fallback1" style:font-size-asian="10pt" style:font-name-complex="Liberation Mono" style:font-size-complex="10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ed0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SH Y IP ESTATICA EN RASPBIAN JESSIE</text:p>
      <text:p text:style-name="P7"/>
      <text:p text:style-name="P7">1) Configurar el archivo /etc/network/interfaces</text:p>
      <text:p text:style-name="P7"/>
      <table:table table:name="Table5" table:style-name="Table5">
        <table:table-column table:style-name="Table5.A"/>
        <table:table-row>
          <table:table-cell table:style-name="Table5.A1" office:value-type="string">
            <text:p text:style-name="P10"># interfaces(5) file used by ifup(8) and ifdown(8)</text:p>
            <text:p text:style-name="P10"></text:p>
            <text:p text:style-name="P10"># Please note that this file is written to be used with dhcpcd</text:p>
            <text:p text:style-name="P10"># For static IP, consult /etc/dhcpcd.conf and 'man dhcpcd.conf'</text:p>
            <text:p text:style-name="P10"></text:p>
            <text:p text:style-name="P10"># Include files from /etc/network/interfaces.d:</text:p>
            <text:p text:style-name="P10">source-directory /etc/network/interfaces.d</text:p>
            <text:p text:style-name="P10"></text:p>
            <text:p text:style-name="P10">auto lo</text:p>
            <text:p text:style-name="P10">iface lo inet loopback</text:p>
            <text:p text:style-name="P10"></text:p>
            <text:p text:style-name="P10">iface eth0 inet static</text:p>
            <text:p text:style-name="P10"><text:s text:c="2"/>addres 192.168.2.61/24</text:p>
            <text:p text:style-name="P10"><text:s text:c="2"/>netmask 255.255.255.0</text:p>
            <text:p text:style-name="P10"><text:s text:c="2"/>gateway 192.168.2.1</text:p>
            <text:p text:style-name="P10"><text:s text:c="2"/>dns-nameservers 8.8.8.8 8.8.4.4</text:p>
            <text:p text:style-name="P10"></text:p>
            <text:p text:style-name="P10">allow-hotplug wlan0</text:p>
            <text:p text:style-name="P10">iface wlan0 inet manual</text:p>
            <text:p text:style-name="P10"><text:s text:c="4"/>addres 192.168.2.62/24</text:p>
            <text:p text:style-name="P10"><text:s text:c="4"/>netmask 255.255.255.0</text:p>
            <text:p text:style-name="P10"><text:s text:c="4"/>gateway 192.168.2.1</text:p>
            <text:p text:style-name="P10"><text:s text:c="4"/>wpa-conf /etc/wpa_supplicant/wpa_supplicant.conf</text:p>
            <text:p text:style-name="P10"></text:p>
            <text:p text:style-name="P10">allow-hotplug wlan1</text:p>
            <text:p text:style-name="P10">iface wlan1 inet manual</text:p>
            <text:p text:style-name="P10"><text:s text:c="4"/>wpa-conf /etc/wpa_supplicant/wpa_supplicant.conf</text:p>
          </table:table-cell>
        </table:table-row>
      </table:table>
      <text:p text:style-name="P7"/>
      <text:p text:style-name="P1"/>
      <text:p text:style-name="P1"/>
      <text:p text:style-name="P7">2) Agregar a la configuración del dhcp: <text:s/></text:p>
      <text:p text:style-name="P7"/>
      <table:table table:name="Table7" table:style-name="Table7">
        <table:table-column table:style-name="Table7.A"/>
        <table:table-row>
          <table:table-cell table:style-name="Table7.A1" office:value-type="string">
            <text:p text:style-name="P11">$ sudo nano /etc/dhcpcd.conf</text:p>
          </table:table-cell>
        </table:table-row>
      </table:table>
      <text:p text:style-name="P7"/>
      <text:p text:style-name="P1"/>
      <table:table table:name="Table6" table:style-name="Table6">
        <table:table-column table:style-name="Table6.A"/>
        <table:table-row>
          <table:table-cell table:style-name="Table6.A1" office:value-type="string">
            <text:p text:style-name="P11"># Rapid commit support.</text:p>
            <text:p text:style-name="P11"># Safe to enable by default because it requires the equivalent option set</text:p>
            <text:p text:style-name="P11"># on the server to actually work.</text:p>
            <text:p text:style-name="P11">option rapid_commit</text:p>
            <text:p text:style-name="P11"></text:p>
            <text:p text:style-name="P11"># A list of options to request from the DHCP server.</text:p>
            <text:p text:style-name="P11">option domain_name_servers, domain_name, domain_search, host_name</text:p>
            <text:p text:style-name="P11">option classless_static_routes</text:p>
            <text:p text:style-name="P11"># Most distributions have NTP support.</text:p>
            <text:p text:style-name="P11">option ntp_servers</text:p>
            <text:p text:style-name="P11"># Respect the network MTU.</text:p>
            <text:p text:style-name="P11"># Some interface drivers reset when changing the MTU so disabled by default.</text:p>
            <text:p text:style-name="P11">#option interface_mtu</text:p>
            <text:p text:style-name="P11"></text:p>
            <text:p text:style-name="P11"># A ServerID is required by RFC2131.</text:p>
            <text:p text:style-name="P11">require dhcp_server_identifier</text:p>
            <text:p text:style-name="P11"></text:p>
            <text:p text:style-name="P11"># Generate Stable Private IPv6 Addresses instead of hardware based ones</text:p>
            <text:p text:style-name="P11"><text:soft-page-break/>slaac private</text:p>
            <text:p text:style-name="P11"></text:p>
            <text:p text:style-name="P11"># A hook script is provided to lookup the hostname if not set by the DHCP</text:p>
            <text:p text:style-name="P11"># server, but it should not be run by default.</text:p>
            <text:p text:style-name="P11">nohook lookup-hostname</text:p>
            <text:p text:style-name="P11"></text:p>
            <text:p text:style-name="P11">interface eth0</text:p>
            <text:p text:style-name="P11">static ip_address=192.168.2.61/24</text:p>
            <text:p text:style-name="P11">static routers=192.168.2.1</text:p>
            <text:p text:style-name="P11">static domain_name_servers=8.8.8.8 8.8.4.4</text:p>
            <text:p text:style-name="P11"></text:p>
            <text:p text:style-name="P11">interface wlan0</text:p>
            <text:p text:style-name="P11">static ip_address=192.168.2.62/24</text:p>
            <text:p text:style-name="P11">static routers=192.168.2.1</text:p>
            <text:p text:style-name="P11">static domain_name_servers=8.8.8.8 8.8.4.4</text:p>
          </table:table-cell>
        </table:table-row>
      </table:table>
      <text:p text:style-name="P1"/>
      <text:p text:style-name="P1"/>
      <text:p text:style-name="P9">3) Habilitar el SSH: <text:s/>para esto debemos de conectar la raspberry a un monitor por HDMI:</text:p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1 down vote </text:p>
          </table:table-cell>
          <table:table-cell table:style-name="Table4.A1" office:value-type="string">
            <text:p text:style-name="P4">I just had this issue, I was able to fix it by running <text:span text:style-name="Source_20_Text"><text:span text:style-name="T1">sudo raspi-config</text:span></text:span>, then going to <text:span text:style-name="Source_20_Text">Advanced</text:span>, then <text:span text:style-name="Source_20_Text">Change </text:span><text:span text:style-name="Source_20_Text"><text:span text:style-name="T1">Hostname</text:span></text:span>, then Reboot. </text:p>
            <text:p text:style-name="P4">Give it a try.</text:p>
            <text:p text:style-name="P5">Darle la opcion de visualizacion global</text:p>
          </table:table-cell>
        </table:table-row>
      </table:table>
      <text:p text:style-name="P1"/>
      <text:p text:style-name="P1"/>
      <text:p text:style-name="P1">You may need to enable SSH, however, you are receiving a prompt, so most likely is already active, just in case: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$ sudo update-rc.d ssh enable</text:p>
          </table:table-cell>
        </table:table-row>
      </table:table>
      <text:p text:style-name="P1"/>
      <text:p text:style-name="P1">if security is high, edit <text:span text:style-name="T1">/etc/ssh/sshd_config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$ sudo <text:span text:style-name="T2">nano </text:span>/etc/ssh/sshd_config</text:p>
            <text:p text:style-name="P1"># comment</text:p>
            <text:p text:style-name="P1">#PermitRootLogin without-password</text:p>
            <text:p text:style-name="P1"># and add</text:p>
            <text:p text:style-name="P3"><text:s/>PermitRootLogin yes</text:p>
            <text:p text:style-name="P1"># and also</text:p>
            <text:p text:style-name="P1">#StrictModes yes</text:p>
            <text:p text:style-name="P2"><text:s/>StrictModes no</text:p>
          </table:table-cell>
        </table:table-row>
      </table:table>
      <text:p text:style-name="P1"/>
      <text:p text:style-name="P1"/>
      <text:p text:style-name="P1">then, restart the ssh service:</text:p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3">sudo invoke-rc.d ssh restart</text:p>
            <text:p text:style-name="P1"># or</text:p>
            <text:p text:style-name="P2">sudo service ssh restart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3T17:56:31.960765485</dc:date>
    <meta:generator>LibreOffice/4.2.8.2$Linux_X86_64 LibreOffice_project/420m0$Build-2</meta:generator>
    <meta:editing-duration>PT38S</meta:editing-duration>
    <meta:editing-cycles>2</meta:editing-cycles>
    <meta:document-statistic meta:table-count="7" meta:image-count="0" meta:object-count="0" meta:page-count="2" meta:paragraph-count="84" meta:word-count="361" meta:character-count="2589" meta:non-whitespace-character-count="2205"/>
  </office:meta>
</office:document-meta>
</file>